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Microclina con pertita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Alotriomorfa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A sericita (moscovita de grano fino) en algunas fractures. Presenta pertitas o exsoluciones a sericita (moscovita de grano fino) en algunas fracturas. Presenta pertitas o exsoluciones de alb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grise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Macla en parrilla visible de forma discontinua en algunas zonas del cristal y sólo en alginas posicio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75" table:style-name="ce6">
            <text:p>7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Granate 15%</text:p>
          </table:table-cell>
          <table:table-cell office:value-type="string" table:style-name="ce8">
            <text:p>Moscovita 5%</text:p>
          </table:table-cell>
          <table:table-cell office:value-type="string" table:style-name="ce8">
            <text:p>Plagioclasa 3%</text:p>
          </table:table-cell>
          <table:table-cell office:value-type="string" table:style-name="ce8">
            <text:p>Cuarzo 2%</text:p>
          </table:table-cell>
          <table:table-cell table:number-columns-repeated="16379"/>
        </table:table-row>
        <table:table-row table:number-rows-repeated="2" table:style-name="ro1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3">
            <text:p>Microcl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8">
            <text:p>KAlSi<text:span text:style-name="T2">3</text:span>O<text:span text:style-name="T2">8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Generalmente alotriomorfas o redondeadas, raramente cristales hipidiomorfos, prismáticos cortos y idiomorfos implantados en cavidades miarolítica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0">
            <text:p>Incoloro, a menudo turbio por alter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Exfoliación</text:p>
          </table:table-cell>
          <table:table-cell office:value-type="string" table:style-name="ce5">
            <text:p>Dificil de observar, en tres direcciones {001}, {010} y {110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A sericita, albita y cuarz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grise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Oblicu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Maclado</text:p>
          </table:table-cell>
          <table:table-cell office:value-type="string" table:style-name="ce5">
            <text:p>Polisintética en parrilla y laminares aunque las maclas no son muy penetrativas y no siempre están present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Rar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egativo<text:s/>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0:21:36Z</dc:date>
    <meta:editing-cycles>5</meta:editing-cycles>
    <meta:editing-duration>PT1353S</meta:editing-duration>
  </office:meta>
</office:document-meta>
</file>